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370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4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7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 presentation:presentation-page-layout-name="AL1T0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Rend</text:span><text:span text:style-name="T1">ering </text:span><text:span text:style-name="T1">Basic</text:span><text:span text:style-name="T1">s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text:span text:style-name="T2"><text:line-break/></text:span><text:span text:style-name="T2">This would be the introduction slide of the topic that you </text:span><text:span text:style-name="T2">are covering in this subsection.</text:span></text:p>
              <text:p text:style-name="P3"><text:span text:style-name="T2">When this slide plays, you could talk about the main aim that </text:span><text:span text:style-name="T2">we’d be covering in this video.</text:span></text:p>
            </draw:text-box>
          </draw:frame>
        </presentation:notes>
      </draw:page>
      <draw:page draw:name="In this Video, we are going to take a look at…" draw:style-name="dp3" draw:master-page-name="Title_20_Only" presentation:presentation-page-layout-name="AL2T19">
        <draw:frame draw:name="Shape 148" presentation:style-name="pr3" draw:text-style-name="P5" draw:layer="layout" svg:width="48.992cm" svg:height="3.344cm" svg:x="0.557cm" svg:y="0.097cm" presentation:class="title" presentation:user-transformed="true">
          <draw:text-box>
            <text:p text:style-name="P1"><text:span text:style-name="T3">In this Video, </text:span><text:span text:style-name="T3">we are going </text:span><text:span text:style-name="T3">to take a look </text:span><text:span text:style-name="T3">at…</text:span></text:p>
          </draw:text-box>
        </draw:frame>
        <draw:frame draw:name="Shape 149" presentation:style-name="pr4" draw:text-style-name="P7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6"><text:span text:style-name="T4">Rendering child </text:span><text:span text:style-name="T4">components</text:span></text:p>
              </text:list-item>
              <text:list-item>
                <text:p text:style-name="P6"><text:span text:style-name="T4">Rendering arrays of </text:span><text:span text:style-name="T4">children</text:span></text:p>
              </text:list-item>
              <text:list-item>
                <text:p text:style-name="P6"><text:span text:style-name="T4">Rendering fragments</text:span></text:p>
              </text:list-item>
            </text:list>
          </draw:text-box>
        </draw:frame>
        <draw:frame draw:style-name="gr2" draw:text-style-name="P8" draw:layer="layout" svg:width="0.853cm" svg:height="1.673cm" svg:x="13.462cm" svg:y="13.208cm">
          <draw:text-box>
            <text:p>en</text:p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2">[Mandatory Slide]</text:span></text:p>
              <text:p text:style-name="P3"><text:span text:style-name="T2">Before the start of the video, we’d like to highlight what are </text:span><text:span text:style-name="T2">important topics or pointers that we’d be covering in this </text:span><text:span text:style-name="T2">video. This slide would immediately follow the intro/name </text:span><text:span text:style-name="T2">slide. This would just be say 2-3 points for the viewers to </text:span><text:span text:style-name="T2">know what they are getting into.</text:span></text:p>
              <text:p text:style-name="P3"><text:span text:style-name="T2"/></text:p>
            </draw:text-box>
          </draw:frame>
        </presentation:notes>
      </draw:page>
      <draw:page draw:name="page3" draw:style-name="dp3" draw:master-page-name="Default">
        <draw:frame draw:name="Shape 272" presentation:style-name="pr6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Building </text:span><text:span text:style-name="T1">Layouts </text:span><text:span text:style-name="T1">With </text:span><text:span text:style-name="T1">Styled-</text:span><text:span text:style-name="T1">Component</text:span><text:span text:style-name="T1">s</text:span></text:p>
          </draw:text-box>
        </draw:frame>
        <draw:frame draw:name="Shape 273" presentation:style-name="pr7" draw:text-style-name="P10" draw:layer="layout" svg:width="45.656cm" svg:height="2.403cm" svg:x="2.169cm" svg:y="15.488cm" presentation:class="subtitle" presentation:user-transformed="true">
          <draw:text-box>
            <text:p text:style-name="P1"><text:span text:style-name="T3">Next Video</text:span></text:p>
          </draw:text-box>
        </draw:frame>
        <presentation:notes draw:style-name="dp2">
          <draw:page-thumbnail draw:name="Shape 269" draw:style-name="gr1" draw:layer="layout" svg:width="16.932cm" svg:height="9.524cm" svg:x="1.058cm" svg:y="1.905cm" draw:page-number="3" presentation:class="page"/>
          <draw:frame draw:name="Shape 270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/text:p>
              <text:p text:style-name="P3"><text:span text:style-name="T2">Here the name of the next video needs to be mentioned. The </text:span><text:span text:style-name="T2">narration as you guessed it would be just letting the viewer </text:span><text:span text:style-name="T2">know exactly where we are at and what we’d be taking </text:span><text:span text:style-name="T2">over next! </text:span><text:span text:style-name="T5">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4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4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4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6</meta:editing-cycles>
    <dc:date>2017-12-20T22:35:04.534391578</dc:date>
    <meta:editing-duration>P3DT46M20S</meta:editing-duration>
    <meta:generator>LibreOffice/5.1.6.2$Linux_X86_64 LibreOffice_project/10m0$Build-2</meta:generator>
    <meta:document-statistic meta:object-count="10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